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-3.6" calcext:value-type="float">
            <text:p>-3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9565" calcext:value-type="float">
            <text:p>1.59565</text:p>
          </table:table-cell>
          <table:table-cell office:value-type="float" office:value="-0.171" calcext:value-type="float">
            <text:p>-0.171</text:p>
          </table:table-cell>
          <table:table-cell office:value-type="float" office:value="-3.24" calcext:value-type="float">
            <text:p>-3.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832" calcext:value-type="float">
            <text:p>1.5832</text:p>
          </table:table-cell>
          <table:table-cell office:value-type="float" office:value="-0.324" calcext:value-type="float">
            <text:p>-0.324</text:p>
          </table:table-cell>
          <table:table-cell office:value-type="float" office:value="-2.88" calcext:value-type="float">
            <text:p>-2.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6355" calcext:value-type="float">
            <text:p>1.56355</text:p>
          </table:table-cell>
          <table:table-cell office:value-type="float" office:value="-0.459" calcext:value-type="float">
            <text:p>-0.459</text:p>
          </table:table-cell>
          <table:table-cell office:value-type="float" office:value="-2.52" calcext:value-type="float">
            <text:p>-2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376" calcext:value-type="float">
            <text:p>1.5376</text:p>
          </table:table-cell>
          <table:table-cell office:value-type="float" office:value="-0.576" calcext:value-type="float">
            <text:p>-0.576</text:p>
          </table:table-cell>
          <table:table-cell office:value-type="float" office:value="-2.16" calcext:value-type="float">
            <text:p>-2.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0625" calcext:value-type="float">
            <text:p>1.50625</text:p>
          </table:table-cell>
          <table:table-cell office:value-type="float" office:value="-0.675" calcext:value-type="float">
            <text:p>-0.675</text:p>
          </table:table-cell>
          <table:table-cell office:value-type="float" office:value="-1.8" calcext:value-type="float">
            <text:p>-1.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704" calcext:value-type="float">
            <text:p>1.4704</text:p>
          </table:table-cell>
          <table:table-cell office:value-type="float" office:value="-0.756" calcext:value-type="float">
            <text:p>-0.756</text:p>
          </table:table-cell>
          <table:table-cell office:value-type="float" office:value="-1.44" calcext:value-type="float">
            <text:p>-1.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3095" calcext:value-type="float">
            <text:p>1.43095</text:p>
          </table:table-cell>
          <table:table-cell office:value-type="float" office:value="-0.819" calcext:value-type="float">
            <text:p>-0.819</text:p>
          </table:table-cell>
          <table:table-cell office:value-type="float" office:value="-1.08" calcext:value-type="float">
            <text:p>-1.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888" calcext:value-type="float">
            <text:p>1.3888</text:p>
          </table:table-cell>
          <table:table-cell office:value-type="float" office:value="-0.864" calcext:value-type="float">
            <text:p>-0.864</text:p>
          </table:table-cell>
          <table:table-cell office:value-type="float" office:value="-0.72" calcext:value-type="float">
            <text:p>-0.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4485" calcext:value-type="float">
            <text:p>1.34485</text:p>
          </table:table-cell>
          <table:table-cell office:value-type="float" office:value="-0.891" calcext:value-type="float">
            <text:p>-0.891</text:p>
          </table:table-cell>
          <table:table-cell office:value-type="float" office:value="-0.36" calcext:value-type="float">
            <text:p>-0.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-0.9" calcext:value-type="float">
            <text:p>-0.9</text:p>
          </table:table-cell>
          <table:table-cell table:style-name="ce1" office:value-type="float" office:value="-4.44089E-016" calcext:value-type="float">
            <text:p>-4.44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5515" calcext:value-type="float">
            <text:p>1.25515</text:p>
          </table:table-cell>
          <table:table-cell office:value-type="float" office:value="-0.891" calcext:value-type="float">
            <text:p>-0.891</text:p>
          </table:table-cell>
          <table:table-cell office:value-type="float" office:value="0.36" calcext:value-type="float">
            <text:p>0.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112" calcext:value-type="float">
            <text:p>1.2112</text:p>
          </table:table-cell>
          <table:table-cell office:value-type="float" office:value="-0.864" calcext:value-type="float">
            <text:p>-0.864</text:p>
          </table:table-cell>
          <table:table-cell office:value-type="float" office:value="0.72" calcext:value-type="float">
            <text:p>0.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6905" calcext:value-type="float">
            <text:p>1.16905</text:p>
          </table:table-cell>
          <table:table-cell office:value-type="float" office:value="-0.819" calcext:value-type="float">
            <text:p>-0.819</text:p>
          </table:table-cell>
          <table:table-cell office:value-type="float" office:value="1.08" calcext:value-type="float">
            <text:p>1.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296" calcext:value-type="float">
            <text:p>1.1296</text:p>
          </table:table-cell>
          <table:table-cell office:value-type="float" office:value="-0.756" calcext:value-type="float">
            <text:p>-0.756</text:p>
          </table:table-cell>
          <table:table-cell office:value-type="float" office:value="1.44" calcext:value-type="float">
            <text:p>1.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-0.675" calcext:value-type="float">
            <text:p>-0.675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624" calcext:value-type="float">
            <text:p>1.0624</text:p>
          </table:table-cell>
          <table:table-cell office:value-type="float" office:value="-0.576" calcext:value-type="float">
            <text:p>-0.576</text:p>
          </table:table-cell>
          <table:table-cell office:value-type="float" office:value="2.16" calcext:value-type="float">
            <text:p>2.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3645" calcext:value-type="float">
            <text:p>1.03645</text:p>
          </table:table-cell>
          <table:table-cell office:value-type="float" office:value="-0.459" calcext:value-type="float">
            <text:p>-0.459</text:p>
          </table:table-cell>
          <table:table-cell office:value-type="float" office:value="2.52" calcext:value-type="float">
            <text:p>2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168" calcext:value-type="float">
            <text:p>1.0168</text:p>
          </table:table-cell>
          <table:table-cell office:value-type="float" office:value="-0.324" calcext:value-type="float">
            <text:p>-0.324</text:p>
          </table:table-cell>
          <table:table-cell office:value-type="float" office:value="2.88" calcext:value-type="float">
            <text:p>2.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0435" calcext:value-type="float">
            <text:p>1.00435</text:p>
          </table:table-cell>
          <table:table-cell office:value-type="float" office:value="-0.171" calcext:value-type="float">
            <text:p>-0.171</text:p>
          </table:table-cell>
          <table:table-cell office:value-type="float" office:value="3.24" calcext:value-type="float">
            <text:p>3.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.33227E-015" calcext:value-type="float">
            <text:p>1.33E-15</text:p>
          </table:table-cell>
          <table:table-cell table:style-name="ce1" office:value-type="float" office:value="3.55271E-015" calcext:value-type="float">
            <text:p>3.55E-15</text:p>
          </table:table-cell>
          <table:table-cell office:value-type="float" office:value="9.42478" calcext:value-type="float">
            <text:p>9.42478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13883" calcext:value-type="float">
            <text:p>0.0113883</text:p>
          </table:table-cell>
          <table:table-cell office:value-type="float" office:value="0.447677" calcext:value-type="float">
            <text:p>0.447677</text:p>
          </table:table-cell>
          <table:table-cell office:value-type="float" office:value="8.4823" calcext:value-type="float">
            <text:p>8.482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39823" calcext:value-type="float">
            <text:p>0.0439823</text:p>
          </table:table-cell>
          <table:table-cell office:value-type="float" office:value="0.84823" calcext:value-type="float">
            <text:p>0.84823</text:p>
          </table:table-cell>
          <table:table-cell office:value-type="float" office:value="7.53982" calcext:value-type="float">
            <text:p>7.53982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954259" calcext:value-type="float">
            <text:p>0.0954259</text:p>
          </table:table-cell>
          <table:table-cell office:value-type="float" office:value="1.20166" calcext:value-type="float">
            <text:p>1.20166</text:p>
          </table:table-cell>
          <table:table-cell office:value-type="float" office:value="6.59734" calcext:value-type="float">
            <text:p>6.59734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63363" calcext:value-type="float">
            <text:p>0.163363</text:p>
          </table:table-cell>
          <table:table-cell office:value-type="float" office:value="1.50796" calcext:value-type="float">
            <text:p>1.50796</text:p>
          </table:table-cell>
          <table:table-cell office:value-type="float" office:value="5.65487" calcext:value-type="float">
            <text:p>5.65487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45437" calcext:value-type="float">
            <text:p>0.245437</text:p>
          </table:table-cell>
          <table:table-cell office:value-type="float" office:value="1.76715" calcext:value-type="float">
            <text:p>1.76715</text:p>
          </table:table-cell>
          <table:table-cell office:value-type="float" office:value="4.71239" calcext:value-type="float">
            <text:p>4.71239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9292" calcext:value-type="float">
            <text:p>0.339292</text:p>
          </table:table-cell>
          <table:table-cell office:value-type="float" office:value="1.9792" calcext:value-type="float">
            <text:p>1.9792</text:p>
          </table:table-cell>
          <table:table-cell office:value-type="float" office:value="3.76991" calcext:value-type="float">
            <text:p>3.76991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42572" calcext:value-type="float">
            <text:p>0.442572</text:p>
          </table:table-cell>
          <table:table-cell office:value-type="float" office:value="2.14414" calcext:value-type="float">
            <text:p>2.14414</text:p>
          </table:table-cell>
          <table:table-cell office:value-type="float" office:value="2.82743" calcext:value-type="float">
            <text:p>2.8274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5292" calcext:value-type="float">
            <text:p>0.55292</text:p>
          </table:table-cell>
          <table:table-cell office:value-type="float" office:value="2.26195" calcext:value-type="float">
            <text:p>2.26195</text:p>
          </table:table-cell>
          <table:table-cell office:value-type="float" office:value="1.88496" calcext:value-type="float">
            <text:p>1.88496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7981" calcext:value-type="float">
            <text:p>0.667981</text:p>
          </table:table-cell>
          <table:table-cell office:value-type="float" office:value="2.33263" calcext:value-type="float">
            <text:p>2.33263</text:p>
          </table:table-cell>
          <table:table-cell office:value-type="float" office:value="0.942478" calcext:value-type="float">
            <text:p>0.94247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85398" calcext:value-type="float">
            <text:p>0.785398</text:p>
          </table:table-cell>
          <table:table-cell office:value-type="float" office:value="2.35619" calcext:value-type="float">
            <text:p>2.35619</text:p>
          </table:table-cell>
          <table:table-cell table:style-name="ce1" office:value-type="float" office:value="-0.0000000000000142109" calcext:value-type="float">
            <text:p>-1.42E-14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02815" calcext:value-type="float">
            <text:p>0.902815</text:p>
          </table:table-cell>
          <table:table-cell office:value-type="float" office:value="2.33263" calcext:value-type="float">
            <text:p>2.33263</text:p>
          </table:table-cell>
          <table:table-cell office:value-type="float" office:value="-0.942478" calcext:value-type="float">
            <text:p>-0.942478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01788" calcext:value-type="float">
            <text:p>1.01788</text:p>
          </table:table-cell>
          <table:table-cell office:value-type="float" office:value="2.26195" calcext:value-type="float">
            <text:p>2.26195</text:p>
          </table:table-cell>
          <table:table-cell office:value-type="float" office:value="-1.88496" calcext:value-type="float">
            <text:p>-1.88496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12822" calcext:value-type="float">
            <text:p>1.12822</text:p>
          </table:table-cell>
          <table:table-cell office:value-type="float" office:value="2.14414" calcext:value-type="float">
            <text:p>2.14414</text:p>
          </table:table-cell>
          <table:table-cell office:value-type="float" office:value="-2.82743" calcext:value-type="float">
            <text:p>-2.82743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315" calcext:value-type="float">
            <text:p>1.2315</text:p>
          </table:table-cell>
          <table:table-cell office:value-type="float" office:value="1.9792" calcext:value-type="float">
            <text:p>1.9792</text:p>
          </table:table-cell>
          <table:table-cell office:value-type="float" office:value="-3.76991" calcext:value-type="float">
            <text:p>-3.76991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2536" calcext:value-type="float">
            <text:p>1.32536</text:p>
          </table:table-cell>
          <table:table-cell office:value-type="float" office:value="1.76715" calcext:value-type="float">
            <text:p>1.76715</text:p>
          </table:table-cell>
          <table:table-cell office:value-type="float" office:value="-4.71239" calcext:value-type="float">
            <text:p>-4.71239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0743" calcext:value-type="float">
            <text:p>1.40743</text:p>
          </table:table-cell>
          <table:table-cell office:value-type="float" office:value="1.50796" calcext:value-type="float">
            <text:p>1.50796</text:p>
          </table:table-cell>
          <table:table-cell office:value-type="float" office:value="-5.65487" calcext:value-type="float">
            <text:p>-5.65487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7537" calcext:value-type="float">
            <text:p>1.47537</text:p>
          </table:table-cell>
          <table:table-cell office:value-type="float" office:value="1.20166" calcext:value-type="float">
            <text:p>1.20166</text:p>
          </table:table-cell>
          <table:table-cell office:value-type="float" office:value="-6.59734" calcext:value-type="float">
            <text:p>-6.59734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2681" calcext:value-type="float">
            <text:p>1.52681</text:p>
          </table:table-cell>
          <table:table-cell office:value-type="float" office:value="0.84823" calcext:value-type="float">
            <text:p>0.84823</text:p>
          </table:table-cell>
          <table:table-cell office:value-type="float" office:value="-7.53982" calcext:value-type="float">
            <text:p>-7.53982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5941" calcext:value-type="float">
            <text:p>1.55941</text:p>
          </table:table-cell>
          <table:table-cell office:value-type="float" office:value="0.447677" calcext:value-type="float">
            <text:p>0.447677</text:p>
          </table:table-cell>
          <table:table-cell office:value-type="float" office:value="-8.4823" calcext:value-type="float">
            <text:p>-8.48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0.00329844" calcext:value-type="float">
            <text:p>0.00329844</text:p>
          </table:table-cell>
          <table:table-cell office:value-type="float" office:value="0.129187" calcext:value-type="float">
            <text:p>0.129187</text:p>
          </table:table-cell>
          <table:table-cell office:value-type="float" office:value="15.1637" calcext:value-type="float">
            <text:p>15.1637</text:p>
          </table:table-cell>
          <table:table-cell office:value-type="float" office:value="0.998254" calcext:value-type="float">
            <text:p>0.998254</text:p>
          </table:table-cell>
          <table:table-cell office:value-type="float" office:value="-0.067275" calcext:value-type="float">
            <text:p>-0.067275</text:p>
          </table:table-cell>
          <table:table-cell office:value-type="float" office:value="-1.194" calcext:value-type="float">
            <text:p>-1.194</text:p>
          </table:table-cell>
          <table:table-cell office:value-type="float" office:value="1.56473" calcext:value-type="float">
            <text:p>1.56473</text:p>
          </table:table-cell>
          <table:table-cell office:value-type="float" office:value="-0.227336" calcext:value-type="float">
            <text:p>-0.227336</text:p>
          </table:table-cell>
          <table:table-cell office:value-type="float" office:value="-3.64523" calcext:value-type="float">
            <text:p>-3.64523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24225" calcext:value-type="float">
            <text:p>0.24225</text:p>
          </table:table-cell>
          <table:table-cell office:value-type="float" office:value="15.4675" calcext:value-type="float">
            <text:p>15.4675</text:p>
          </table:table-cell>
          <table:table-cell office:value-type="float" office:value="0.99352" calcext:value-type="float">
            <text:p>0.99352</text:p>
          </table:table-cell>
          <table:table-cell office:value-type="float" office:value="-0.1197" calcext:value-type="float">
            <text:p>-0.1197</text:p>
          </table:table-cell>
          <table:table-cell office:value-type="float" office:value="-0.906" calcext:value-type="float">
            <text:p>-0.906</text:p>
          </table:table-cell>
          <table:table-cell office:value-type="float" office:value="1.54948" calcext:value-type="float">
            <text:p>1.54948</text:p>
          </table:table-cell>
          <table:table-cell office:value-type="float" office:value="-0.369333" calcext:value-type="float">
            <text:p>-0.369333</text:p>
          </table:table-cell>
          <table:table-cell office:value-type="float" office:value="-2.08131" calcext:value-type="float">
            <text:p>-2.08131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0.0272672" calcext:value-type="float">
            <text:p>0.0272672</text:p>
          </table:table-cell>
          <table:table-cell office:value-type="float" office:value="0.339937" calcext:value-type="float">
            <text:p>0.339937</text:p>
          </table:table-cell>
          <table:table-cell office:value-type="float" office:value="15.7862" calcext:value-type="float">
            <text:p>15.7862</text:p>
          </table:table-cell>
          <table:table-cell office:value-type="float" office:value="0.986517" calcext:value-type="float">
            <text:p>0.986517</text:p>
          </table:table-cell>
          <table:table-cell office:value-type="float" office:value="-0.158175" calcext:value-type="float">
            <text:p>-0.158175</text:p>
          </table:table-cell>
          <table:table-cell office:value-type="float" office:value="-0.636" calcext:value-type="float">
            <text:p>-0.636</text:p>
          </table:table-cell>
          <table:table-cell office:value-type="float" office:value="1.52898" calcext:value-type="float">
            <text:p>1.52898</text:p>
          </table:table-cell>
          <table:table-cell office:value-type="float" office:value="-0.439983" calcext:value-type="float">
            <text:p>-0.439983</text:p>
          </table:table-cell>
          <table:table-cell office:value-type="float" office:value="-0.788343" calcext:value-type="float">
            <text:p>-0.788343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423" calcext:value-type="float">
            <text:p>0.423</text:p>
          </table:table-cell>
          <table:table-cell office:value-type="float" office:value="16.12" calcext:value-type="float">
            <text:p>16.12</text:p>
          </table:table-cell>
          <table:table-cell office:value-type="float" office:value="0.97792" calcext:value-type="float">
            <text:p>0.97792</text:p>
          </table:table-cell>
          <table:table-cell office:value-type="float" office:value="-0.1836" calcext:value-type="float">
            <text:p>-0.1836</text:p>
          </table:table-cell>
          <table:table-cell office:value-type="float" office:value="-0.384" calcext:value-type="float">
            <text:p>-0.384</text:p>
          </table:table-cell>
          <table:table-cell office:value-type="float" office:value="1.50646" calcext:value-type="float">
            <text:p>1.50646</text:p>
          </table:table-cell>
          <table:table-cell office:value-type="float" office:value="-0.452389" calcext:value-type="float">
            <text:p>-0.452389</text:p>
          </table:table-cell>
          <table:table-cell office:value-type="float" office:value="0.251327" calcext:value-type="float">
            <text:p>0.251327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0.0693359" calcext:value-type="float">
            <text:p>0.0693359</text:p>
          </table:table-cell>
          <table:table-cell office:value-type="float" office:value="0.492188" calcext:value-type="float">
            <text:p>0.492188</text:p>
          </table:table-cell>
          <table:table-cell office:value-type="float" office:value="16.4687" calcext:value-type="float">
            <text:p>16.4687</text:p>
          </table:table-cell>
          <table:table-cell office:value-type="float" office:value="0.968359" calcext:value-type="float">
            <text:p>0.968359</text:p>
          </table:table-cell>
          <table:table-cell office:value-type="float" office:value="-0.196875" calcext:value-type="float">
            <text:p>-0.196875</text:p>
          </table:table-cell>
          <table:table-cell office:value-type="float" office:value="-0.15" calcext:value-type="float">
            <text:p>-0.15</text:p>
          </table:table-cell>
          <table:table-cell office:value-type="float" office:value="1.48451" calcext:value-type="float">
            <text:p>1.48451</text:p>
          </table:table-cell>
          <table:table-cell office:value-type="float" office:value="-0.418777" calcext:value-type="float">
            <text:p>-0.418777</text:p>
          </table:table-cell>
          <table:table-cell office:value-type="float" office:value="1.05538" calcext:value-type="float">
            <text:p>1.05538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54825" calcext:value-type="float">
            <text:p>0.54825</text:p>
          </table:table-cell>
          <table:table-cell office:value-type="float" office:value="16.8325" calcext:value-type="float">
            <text:p>16.8325</text:p>
          </table:table-cell>
          <table:table-cell office:value-type="float" office:value="0.95842" calcext:value-type="float">
            <text:p>0.95842</text:p>
          </table:table-cell>
          <table:table-cell office:value-type="float" office:value="-0.1989" calcext:value-type="float">
            <text:p>-0.1989</text:p>
          </table:table-cell>
          <table:table-cell office:value-type="float" office:value="0.066" calcext:value-type="float">
            <text:p>0.066</text:p>
          </table:table-cell>
          <table:table-cell office:value-type="float" office:value="1.46516" calcext:value-type="float">
            <text:p>1.46516</text:p>
          </table:table-cell>
          <table:table-cell office:value-type="float" office:value="-0.350484" calcext:value-type="float">
            <text:p>-0.350484</text:p>
          </table:table-cell>
          <table:table-cell office:value-type="float" office:value="1.64148" calcext:value-type="float">
            <text:p>1.64148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0.123955" calcext:value-type="float">
            <text:p>0.123955</text:p>
          </table:table-cell>
          <table:table-cell office:value-type="float" office:value="0.591937" calcext:value-type="float">
            <text:p>0.591937</text:p>
          </table:table-cell>
          <table:table-cell office:value-type="float" office:value="17.2112" calcext:value-type="float">
            <text:p>17.2112</text:p>
          </table:table-cell>
          <table:table-cell office:value-type="float" office:value="0.948642" calcext:value-type="float">
            <text:p>0.948642</text:p>
          </table:table-cell>
          <table:table-cell office:value-type="float" office:value="-0.190575" calcext:value-type="float">
            <text:p>-0.190575</text:p>
          </table:table-cell>
          <table:table-cell office:value-type="float" office:value="0.264" calcext:value-type="float">
            <text:p>0.264</text:p>
          </table:table-cell>
          <table:table-cell office:value-type="float" office:value="1.44986" calcext:value-type="float">
            <text:p>1.44986</text:p>
          </table:table-cell>
          <table:table-cell office:value-type="float" office:value="-0.257966" calcext:value-type="float">
            <text:p>-0.257966</text:p>
          </table:table-cell>
          <table:table-cell office:value-type="float" office:value="2.02731" calcext:value-type="float">
            <text:p>2.02731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1544" calcext:value-type="float">
            <text:p>0.1544</text:p>
          </table:table-cell>
          <table:table-cell office:value-type="float" office:value="0.624" calcext:value-type="float">
            <text:p>0.624</text:p>
          </table:table-cell>
          <table:table-cell office:value-type="float" office:value="17.605" calcext:value-type="float">
            <text:p>17.605</text:p>
          </table:table-cell>
          <table:table-cell office:value-type="float" office:value="0.93952" calcext:value-type="float">
            <text:p>0.93952</text:p>
          </table:table-cell>
          <table:table-cell office:value-type="float" office:value="-0.1728" calcext:value-type="float">
            <text:p>-0.1728</text:p>
          </table:table-cell>
          <table:table-cell office:value-type="float" office:value="0.444" calcext:value-type="float">
            <text:p>0.444</text:p>
          </table:table-cell>
          <table:table-cell office:value-type="float" office:value="1.4396" calcext:value-type="float">
            <text:p>1.4396</text:p>
          </table:table-cell>
          <table:table-cell office:value-type="float" office:value="-0.150796" calcext:value-type="float">
            <text:p>-0.150796</text:p>
          </table:table-cell>
          <table:table-cell office:value-type="float" office:value="2.23053" calcext:value-type="float">
            <text:p>2.23053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0.186173" calcext:value-type="float">
            <text:p>0.186173</text:p>
          </table:table-cell>
          <table:table-cell office:value-type="float" office:value="0.645187" calcext:value-type="float">
            <text:p>0.645187</text:p>
          </table:table-cell>
          <table:table-cell office:value-type="float" office:value="18.0137" calcext:value-type="float">
            <text:p>18.0137</text:p>
          </table:table-cell>
          <table:table-cell office:value-type="float" office:value="0.931504" calcext:value-type="float">
            <text:p>0.931504</text:p>
          </table:table-cell>
          <table:table-cell office:value-type="float" office:value="-0.146475" calcext:value-type="float">
            <text:p>-0.146475</text:p>
          </table:table-cell>
          <table:table-cell office:value-type="float" office:value="0.606" calcext:value-type="float">
            <text:p>0.606</text:p>
          </table:table-cell>
          <table:table-cell office:value-type="float" office:value="1.43488" calcext:value-type="float">
            <text:p>1.43488</text:p>
          </table:table-cell>
          <table:table-cell office:value-type="float" office:value="-0.0376623" calcext:value-type="float">
            <text:p>-0.0376623</text:p>
          </table:table-cell>
          <table:table-cell office:value-type="float" office:value="2.26882" calcext:value-type="float">
            <text:p>2.26882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18.4375" calcext:value-type="float">
            <text:p>18.4375</text:p>
          </table:table-cell>
          <table:table-cell office:value-type="float" office:value="0.925" calcext:value-type="float">
            <text:p>0.925</text:p>
          </table:table-cell>
          <table:table-cell office:value-type="float" office:value="-0.1125" calcext:value-type="float">
            <text:p>-0.1125</text:p>
          </table:table-cell>
          <table:table-cell office:value-type="float" office:value="0.75" calcext:value-type="float">
            <text:p>0.75</text:p>
          </table:table-cell>
          <table:table-cell office:value-type="float" office:value="1.43581" calcext:value-type="float">
            <text:p>1.43581</text:p>
          </table:table-cell>
          <table:table-cell office:value-type="float" office:value="0.0736311" calcext:value-type="float">
            <text:p>0.0736311</text:p>
          </table:table-cell>
          <table:table-cell office:value-type="float" office:value="2.15985" calcext:value-type="float">
            <text:p>2.15985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0.251642" calcext:value-type="float">
            <text:p>0.251642</text:p>
          </table:table-cell>
          <table:table-cell office:value-type="float" office:value="0.657937" calcext:value-type="float">
            <text:p>0.657937</text:p>
          </table:table-cell>
          <table:table-cell office:value-type="float" office:value="18.8762" calcext:value-type="float">
            <text:p>18.8762</text:p>
          </table:table-cell>
          <table:table-cell office:value-type="float" office:value="0.920367" calcext:value-type="float">
            <text:p>0.920367</text:p>
          </table:table-cell>
          <table:table-cell office:value-type="float" office:value="-0.071775" calcext:value-type="float">
            <text:p>-0.071775</text:p>
          </table:table-cell>
          <table:table-cell office:value-type="float" office:value="0.876" calcext:value-type="float">
            <text:p>0.876</text:p>
          </table:table-cell>
          <table:table-cell office:value-type="float" office:value="1.4421" calcext:value-type="float">
            <text:p>1.4421</text:p>
          </table:table-cell>
          <table:table-cell office:value-type="float" office:value="0.176162" calcext:value-type="float">
            <text:p>0.176162</text:p>
          </table:table-cell>
          <table:table-cell office:value-type="float" office:value="1.92128" calcext:value-type="float">
            <text:p>1.92128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2844" calcext:value-type="float">
            <text:p>0.2844</text:p>
          </table:table-cell>
          <table:table-cell office:value-type="float" office:value="0.651" calcext:value-type="float">
            <text:p>0.651</text:p>
          </table:table-cell>
          <table:table-cell office:value-type="float" office:value="19.33" calcext:value-type="float">
            <text:p>19.33</text:p>
          </table:table-cell>
          <table:table-cell office:value-type="float" office:value="0.91792" calcext:value-type="float">
            <text:p>0.91792</text:p>
          </table:table-cell>
          <table:table-cell office:value-type="float" office:value="-0.0252" calcext:value-type="float">
            <text:p>-0.0252</text:p>
          </table:table-cell>
          <table:table-cell office:value-type="float" office:value="0.984" calcext:value-type="float">
            <text:p>0.984</text:p>
          </table:table-cell>
          <table:table-cell office:value-type="float" office:value="1.45318" calcext:value-type="float">
            <text:p>1.45318</text:p>
          </table:table-cell>
          <table:table-cell office:value-type="float" office:value="0.263894" calcext:value-type="float">
            <text:p>0.263894</text:p>
          </table:table-cell>
          <table:table-cell office:value-type="float" office:value="1.5708" calcext:value-type="float">
            <text:p>1.5708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0.316611" calcext:value-type="float">
            <text:p>0.316611</text:p>
          </table:table-cell>
          <table:table-cell office:value-type="float" office:value="0.636187" calcext:value-type="float">
            <text:p>0.636187</text:p>
          </table:table-cell>
          <table:table-cell office:value-type="float" office:value="19.7987" calcext:value-type="float">
            <text:p>19.7987</text:p>
          </table:table-cell>
          <table:table-cell office:value-type="float" office:value="0.917929" calcext:value-type="float">
            <text:p>0.917929</text:p>
          </table:table-cell>
          <table:table-cell office:value-type="float" office:value="0.026325" calcext:value-type="float">
            <text:p>0.026325</text:p>
          </table:table-cell>
          <table:table-cell office:value-type="float" office:value="1.074" calcext:value-type="float">
            <text:p>1.074</text:p>
          </table:table-cell>
          <table:table-cell office:value-type="float" office:value="1.46816" calcext:value-type="float">
            <text:p>1.46816</text:p>
          </table:table-cell>
          <table:table-cell office:value-type="float" office:value="0.331671" calcext:value-type="float">
            <text:p>0.331671</text:p>
          </table:table-cell>
          <table:table-cell office:value-type="float" office:value="1.12606" calcext:value-type="float">
            <text:p>1.12606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61425" calcext:value-type="float">
            <text:p>0.61425</text:p>
          </table:table-cell>
          <table:table-cell office:value-type="float" office:value="20.2825" calcext:value-type="float">
            <text:p>20.2825</text:p>
          </table:table-cell>
          <table:table-cell office:value-type="float" office:value="0.92062" calcext:value-type="float">
            <text:p>0.92062</text:p>
          </table:table-cell>
          <table:table-cell office:value-type="float" office:value="0.0819" calcext:value-type="float">
            <text:p>0.0819</text:p>
          </table:table-cell>
          <table:table-cell office:value-type="float" office:value="1.146" calcext:value-type="float">
            <text:p>1.146</text:p>
          </table:table-cell>
          <table:table-cell office:value-type="float" office:value="1.48594" calcext:value-type="float">
            <text:p>1.48594</text:p>
          </table:table-cell>
          <table:table-cell office:value-type="float" office:value="0.375224" calcext:value-type="float">
            <text:p>0.375224</text:p>
          </table:table-cell>
          <table:table-cell office:value-type="float" office:value="0.604757" calcext:value-type="float">
            <text:p>0.604757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0.37793" calcext:value-type="float">
            <text:p>0.37793</text:p>
          </table:table-cell>
          <table:table-cell office:value-type="float" office:value="0.585938" calcext:value-type="float">
            <text:p>0.585938</text:p>
          </table:table-cell>
          <table:table-cell office:value-type="float" office:value="20.7812" calcext:value-type="float">
            <text:p>20.7812</text:p>
          </table:table-cell>
          <table:table-cell office:value-type="float" office:value="0.926172" calcext:value-type="float">
            <text:p>0.926172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1.2" calcext:value-type="float">
            <text:p>1.2</text:p>
          </table:table-cell>
          <table:table-cell office:value-type="float" office:value="1.50522" calcext:value-type="float">
            <text:p>1.50522</text:p>
          </table:table-cell>
          <table:table-cell office:value-type="float" office:value="0.391165" calcext:value-type="float">
            <text:p>0.391165</text:p>
          </table:table-cell>
          <table:table-cell office:value-type="float" office:value="0.0245437" calcext:value-type="float">
            <text:p>0.0245437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4064" calcext:value-type="float">
            <text:p>0.4064</text:p>
          </table:table-cell>
          <table:table-cell office:value-type="float" office:value="0.552" calcext:value-type="float">
            <text:p>0.552</text:p>
          </table:table-cell>
          <table:table-cell office:value-type="float" office:value="21.295" calcext:value-type="float">
            <text:p>21.295</text:p>
          </table:table-cell>
          <table:table-cell office:value-type="float" office:value="0.93472" calcext:value-type="float">
            <text:p>0.93472</text:p>
          </table:table-cell>
          <table:table-cell office:value-type="float" office:value="0.2016" calcext:value-type="float">
            <text:p>0.2016</text:p>
          </table:table-cell>
          <table:table-cell office:value-type="float" office:value="1.236" calcext:value-type="float">
            <text:p>1.236</text:p>
          </table:table-cell>
          <table:table-cell office:value-type="float" office:value="1.52455" calcext:value-type="float">
            <text:p>1.52455</text:p>
          </table:table-cell>
          <table:table-cell office:value-type="float" office:value="0.376991" calcext:value-type="float">
            <text:p>0.376991</text:p>
          </table:table-cell>
          <table:table-cell office:value-type="float" office:value="-0.596903" calcext:value-type="float">
            <text:p>-0.596903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0.433048" calcext:value-type="float">
            <text:p>0.433048</text:p>
          </table:table-cell>
          <table:table-cell office:value-type="float" office:value="0.513188" calcext:value-type="float">
            <text:p>0.513188</text:p>
          </table:table-cell>
          <table:table-cell office:value-type="float" office:value="21.8237" calcext:value-type="float">
            <text:p>21.8237</text:p>
          </table:table-cell>
          <table:table-cell office:value-type="float" office:value="0.946354" calcext:value-type="float">
            <text:p>0.946354</text:p>
          </table:table-cell>
          <table:table-cell office:value-type="float" office:value="0.263925" calcext:value-type="float">
            <text:p>0.263925</text:p>
          </table:table-cell>
          <table:table-cell office:value-type="float" office:value="1.254" calcext:value-type="float">
            <text:p>1.254</text:p>
          </table:table-cell>
          <table:table-cell office:value-type="float" office:value="1.54239" calcext:value-type="float">
            <text:p>1.54239</text:p>
          </table:table-cell>
          <table:table-cell office:value-type="float" office:value="0.331082" calcext:value-type="float">
            <text:p>0.331082</text:p>
          </table:table-cell>
          <table:table-cell office:value-type="float" office:value="-1.24191" calcext:value-type="float">
            <text:p>-1.24191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45765" calcext:value-type="float">
            <text:p>0.45765</text:p>
          </table:table-cell>
          <table:table-cell office:value-type="float" office:value="0.47025" calcext:value-type="float">
            <text:p>0.47025</text:p>
          </table:table-cell>
          <table:table-cell office:value-type="float" office:value="22.3675" calcext:value-type="float">
            <text:p>22.3675</text:p>
          </table:table-cell>
          <table:table-cell office:value-type="float" office:value="0.96112" calcext:value-type="float">
            <text:p>0.96112</text:p>
          </table:table-cell>
          <table:table-cell office:value-type="float" office:value="0.3267" calcext:value-type="float">
            <text:p>0.3267</text:p>
          </table:table-cell>
          <table:table-cell office:value-type="float" office:value="1.254" calcext:value-type="float">
            <text:p>1.254</text:p>
          </table:table-cell>
          <table:table-cell office:value-type="float" office:value="1.55712" calcext:value-type="float">
            <text:p>1.55712</text:p>
          </table:table-cell>
          <table:table-cell office:value-type="float" office:value="0.252702" calcext:value-type="float">
            <text:p>0.252702</text:p>
          </table:table-cell>
          <table:table-cell office:value-type="float" office:value="-1.89281" calcext:value-type="float">
            <text:p>-1.89281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0.480017" calcext:value-type="float">
            <text:p>0.480017</text:p>
          </table:table-cell>
          <table:table-cell office:value-type="float" office:value="0.423937" calcext:value-type="float">
            <text:p>0.423937</text:p>
          </table:table-cell>
          <table:table-cell office:value-type="float" office:value="22.9262" calcext:value-type="float">
            <text:p>22.9262</text:p>
          </table:table-cell>
          <table:table-cell office:value-type="float" office:value="0.979017" calcext:value-type="float">
            <text:p>0.979017</text:p>
          </table:table-cell>
          <table:table-cell office:value-type="float" office:value="0.389025" calcext:value-type="float">
            <text:p>0.389025</text:p>
          </table:table-cell>
          <table:table-cell office:value-type="float" office:value="1.236" calcext:value-type="float">
            <text:p>1.236</text:p>
          </table:table-cell>
          <table:table-cell office:value-type="float" office:value="1.56712" calcext:value-type="float">
            <text:p>1.56712</text:p>
          </table:table-cell>
          <table:table-cell office:value-type="float" office:value="0.141998" calcext:value-type="float">
            <text:p>0.141998</text:p>
          </table:table-cell>
          <table:table-cell office:value-type="float" office:value="-2.53193" calcext:value-type="float">
            <text:p>-2.531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23.5" calcext:value-type="float">
            <text:p>23.5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1.2" calcext:value-type="float">
            <text:p>1.2</text:p>
          </table:table-cell>
          <table:table-cell office:value-type="float" office:value="1.5708" calcext:value-type="float">
            <text:p>1.5708</text:p>
          </table:table-cell>
          <table:table-cell table:style-name="ce1" office:value-type="float" office:value="0.000000000000682121" calcext:value-type="float">
            <text:p>6.82E-13</text:p>
          </table:table-cell>
          <table:table-cell office:value-type="float" office:value="-3.14159" calcext:value-type="float">
            <text:p>-3.14159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0.517486" calcext:value-type="float">
            <text:p>0.517486</text:p>
          </table:table-cell>
          <table:table-cell office:value-type="float" office:value="0.324188" calcext:value-type="float">
            <text:p>0.324188</text:p>
          </table:table-cell>
          <table:table-cell office:value-type="float" office:value="24.0887" calcext:value-type="float">
            <text:p>24.0887</text:p>
          </table:table-cell>
          <table:table-cell office:value-type="float" office:value="1.02398" calcext:value-type="float">
            <text:p>1.02398</text:p>
          </table:table-cell>
          <table:table-cell office:value-type="float" office:value="0.508725" calcext:value-type="float">
            <text:p>0.508725</text:p>
          </table:table-cell>
          <table:table-cell office:value-type="float" office:value="1.146" calcext:value-type="float">
            <text:p>1.146</text:p>
          </table:table-cell>
          <table:table-cell office:value-type="float" office:value="1.56663" calcext:value-type="float">
            <text:p>1.56663</text:p>
          </table:table-cell>
          <table:table-cell office:value-type="float" office:value="-0.171376" calcext:value-type="float">
            <text:p>-0.171376</text:p>
          </table:table-cell>
          <table:table-cell office:value-type="float" office:value="-3.70413" calcext:value-type="float">
            <text:p>-3.70413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5324" calcext:value-type="float">
            <text:p>0.5324</text:p>
          </table:table-cell>
          <table:table-cell office:value-type="float" office:value="0.27225" calcext:value-type="float">
            <text:p>0.27225</text:p>
          </table:table-cell>
          <table:table-cell office:value-type="float" office:value="24.6925" calcext:value-type="float">
            <text:p>24.6925</text:p>
          </table:table-cell>
          <table:table-cell office:value-type="float" office:value="1.05082" calcext:value-type="float">
            <text:p>1.05082</text:p>
          </table:table-cell>
          <table:table-cell office:value-type="float" office:value="0.5643" calcext:value-type="float">
            <text:p>0.5643</text:p>
          </table:table-cell>
          <table:table-cell office:value-type="float" office:value="1.074" calcext:value-type="float">
            <text:p>1.074</text:p>
          </table:table-cell>
          <table:table-cell office:value-type="float" office:value="1.55322" calcext:value-type="float">
            <text:p>1.55322</text:p>
          </table:table-cell>
          <table:table-cell office:value-type="float" office:value="-0.369333" calcext:value-type="float">
            <text:p>-0.369333</text:p>
          </table:table-cell>
          <table:table-cell office:value-type="float" office:value="-4.20188" calcext:value-type="float">
            <text:p>-4.20188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0.544705" calcext:value-type="float">
            <text:p>0.544705</text:p>
          </table:table-cell>
          <table:table-cell office:value-type="float" office:value="0.219938" calcext:value-type="float">
            <text:p>0.219938</text:p>
          </table:table-cell>
          <table:table-cell office:value-type="float" office:value="25.3112" calcext:value-type="float">
            <text:p>25.3112</text:p>
          </table:table-cell>
          <table:table-cell office:value-type="float" office:value="1.08034" calcext:value-type="float">
            <text:p>1.08034</text:p>
          </table:table-cell>
          <table:table-cell office:value-type="float" office:value="0.615825" calcext:value-type="float">
            <text:p>0.615825</text:p>
          </table:table-cell>
          <table:table-cell office:value-type="float" office:value="0.984" calcext:value-type="float">
            <text:p>0.984</text:p>
          </table:table-cell>
          <table:table-cell office:value-type="float" office:value="1.52931" calcext:value-type="float">
            <text:p>1.52931</text:p>
          </table:table-cell>
          <table:table-cell office:value-type="float" office:value="-0.59019" calcext:value-type="float">
            <text:p>-0.59019</text:p>
          </table:table-cell>
          <table:table-cell office:value-type="float" office:value="-4.61716" calcext:value-type="float">
            <text:p>-4.6171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5544" calcext:value-type="float">
            <text:p>0.5544</text:p>
          </table:table-cell>
          <table:table-cell office:value-type="float" office:value="0.168" calcext:value-type="float">
            <text:p>0.168</text:p>
          </table:table-cell>
          <table:table-cell office:value-type="float" office:value="25.945" calcext:value-type="float">
            <text:p>25.945</text:p>
          </table:table-cell>
          <table:table-cell office:value-type="float" office:value="1.11232" calcext:value-type="float">
            <text:p>1.11232</text:p>
          </table:table-cell>
          <table:table-cell office:value-type="float" office:value="0.6624" calcext:value-type="float">
            <text:p>0.6624</text:p>
          </table:table-cell>
          <table:table-cell office:value-type="float" office:value="0.876" calcext:value-type="float">
            <text:p>0.876</text:p>
          </table:table-cell>
          <table:table-cell office:value-type="float" office:value="1.49389" calcext:value-type="float">
            <text:p>1.49389</text:p>
          </table:table-cell>
          <table:table-cell office:value-type="float" office:value="-0.82938" calcext:value-type="float">
            <text:p>-0.82938</text:p>
          </table:table-cell>
          <table:table-cell office:value-type="float" office:value="-4.9323" calcext:value-type="float">
            <text:p>-4.9323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0.561523" calcext:value-type="float">
            <text:p>0.561523</text:p>
          </table:table-cell>
          <table:table-cell office:value-type="float" office:value="0.117188" calcext:value-type="float">
            <text:p>0.117188</text:p>
          </table:table-cell>
          <table:table-cell office:value-type="float" office:value="26.5937" calcext:value-type="float">
            <text:p>26.5937</text:p>
          </table:table-cell>
          <table:table-cell office:value-type="float" office:value="1.14648" calcext:value-type="float">
            <text:p>1.14648</text:p>
          </table:table-cell>
          <table:table-cell office:value-type="float" office:value="0.703125" calcext:value-type="float">
            <text:p>0.703125</text:p>
          </table:table-cell>
          <table:table-cell office:value-type="float" office:value="0.75" calcext:value-type="float">
            <text:p>0.75</text:p>
          </table:table-cell>
          <table:table-cell office:value-type="float" office:value="1.44616" calcext:value-type="float">
            <text:p>1.44616</text:p>
          </table:table-cell>
          <table:table-cell office:value-type="float" office:value="-1.08146" calcext:value-type="float">
            <text:p>-1.08146</text:p>
          </table:table-cell>
          <table:table-cell office:value-type="float" office:value="-5.12963" calcext:value-type="float">
            <text:p>-5.1296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56615" calcext:value-type="float">
            <text:p>0.56615</text:p>
          </table:table-cell>
          <table:table-cell office:value-type="float" office:value="0.06825" calcext:value-type="float">
            <text:p>0.06825</text:p>
          </table:table-cell>
          <table:table-cell office:value-type="float" office:value="27.2575" calcext:value-type="float">
            <text:p>27.2575</text:p>
          </table:table-cell>
          <table:table-cell office:value-type="float" office:value="1.18252" calcext:value-type="float">
            <text:p>1.18252</text:p>
          </table:table-cell>
          <table:table-cell office:value-type="float" office:value="0.7371" calcext:value-type="float">
            <text:p>0.7371</text:p>
          </table:table-cell>
          <table:table-cell office:value-type="float" office:value="0.606" calcext:value-type="float">
            <text:p>0.606</text:p>
          </table:table-cell>
          <table:table-cell office:value-type="float" office:value="1.38563" calcext:value-type="float">
            <text:p>1.38563</text:p>
          </table:table-cell>
          <table:table-cell office:value-type="float" office:value="-1.34009" calcext:value-type="float">
            <text:p>-1.34009</text:p>
          </table:table-cell>
          <table:table-cell office:value-type="float" office:value="-5.19148" calcext:value-type="float">
            <text:p>-5.19148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0.568392" calcext:value-type="float">
            <text:p>0.568392</text:p>
          </table:table-cell>
          <table:table-cell office:value-type="float" office:value="0.0219375" calcext:value-type="float">
            <text:p>0.0219375</text:p>
          </table:table-cell>
          <table:table-cell office:value-type="float" office:value="27.9362" calcext:value-type="float">
            <text:p>27.9362</text:p>
          </table:table-cell>
          <table:table-cell office:value-type="float" office:value="1.22007" calcext:value-type="float">
            <text:p>1.22007</text:p>
          </table:table-cell>
          <table:table-cell office:value-type="float" office:value="0.763425" calcext:value-type="float">
            <text:p>0.763425</text:p>
          </table:table-cell>
          <table:table-cell office:value-type="float" office:value="0.444" calcext:value-type="float">
            <text:p>0.444</text:p>
          </table:table-cell>
          <table:table-cell office:value-type="float" office:value="1.31216" calcext:value-type="float">
            <text:p>1.31216</text:p>
          </table:table-cell>
          <table:table-cell office:value-type="float" office:value="-1.59805" calcext:value-type="float">
            <text:p>-1.59805</text:p>
          </table:table-cell>
          <table:table-cell office:value-type="float" office:value="-5.10018" calcext:value-type="float">
            <text:p>-5.1001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5684" calcext:value-type="float">
            <text:p>0.5684</text:p>
          </table:table-cell>
          <table:table-cell office:value-type="float" office:value="-0.021" calcext:value-type="float">
            <text:p>-0.021</text:p>
          </table:table-cell>
          <table:table-cell office:value-type="float" office:value="28.63" calcext:value-type="float">
            <text:p>28.63</text:p>
          </table:table-cell>
          <table:table-cell office:value-type="float" office:value="1.25872" calcext:value-type="float">
            <text:p>1.25872</text:p>
          </table:table-cell>
          <table:table-cell office:value-type="float" office:value="0.7812" calcext:value-type="float">
            <text:p>0.7812</text:p>
          </table:table-cell>
          <table:table-cell office:value-type="float" office:value="0.264" calcext:value-type="float">
            <text:p>0.264</text:p>
          </table:table-cell>
          <table:table-cell office:value-type="float" office:value="1.22598" calcext:value-type="float">
            <text:p>1.22598</text:p>
          </table:table-cell>
          <table:table-cell office:value-type="float" office:value="-1.84726" calcext:value-type="float">
            <text:p>-1.84726</text:p>
          </table:table-cell>
          <table:table-cell office:value-type="float" office:value="-4.83805" calcext:value-type="float">
            <text:p>-4.83805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0.566361" calcext:value-type="float">
            <text:p>0.566361</text:p>
          </table:table-cell>
          <table:table-cell office:value-type="float" office:value="-0.0598125" calcext:value-type="float">
            <text:p>-0.0598125</text:p>
          </table:table-cell>
          <table:table-cell office:value-type="float" office:value="29.3387" calcext:value-type="float">
            <text:p>29.3387</text:p>
          </table:table-cell>
          <table:table-cell office:value-type="float" office:value="1.29803" calcext:value-type="float">
            <text:p>1.29803</text:p>
          </table:table-cell>
          <table:table-cell office:value-type="float" office:value="0.789525" calcext:value-type="float">
            <text:p>0.789525</text:p>
          </table:table-cell>
          <table:table-cell office:value-type="float" office:value="0.066" calcext:value-type="float">
            <text:p>0.066</text:p>
          </table:table-cell>
          <table:table-cell office:value-type="float" office:value="1.12773" calcext:value-type="float">
            <text:p>1.12773</text:p>
          </table:table-cell>
          <table:table-cell office:value-type="float" office:value="-2.07872" calcext:value-type="float">
            <text:p>-2.07872</text:p>
          </table:table-cell>
          <table:table-cell office:value-type="float" office:value="-4.38743" calcext:value-type="float">
            <text:p>-4.3874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5625" calcext:value-type="float">
            <text:p>0.5625</text:p>
          </table:table-cell>
          <table:table-cell office:value-type="float" office:value="-0.09375" calcext:value-type="float">
            <text:p>-0.09375</text:p>
          </table:table-cell>
          <table:table-cell office:value-type="float" office:value="30.0625" calcext:value-type="float">
            <text:p>30.0625</text:p>
          </table:table-cell>
          <table:table-cell office:value-type="float" office:value="1.3375" calcext:value-type="float">
            <text:p>1.3375</text:p>
          </table:table-cell>
          <table:table-cell office:value-type="float" office:value="0.7875" calcext:value-type="float">
            <text:p>0.7875</text:p>
          </table:table-cell>
          <table:table-cell office:value-type="float" office:value="-0.15" calcext:value-type="float">
            <text:p>-0.15</text:p>
          </table:table-cell>
          <table:table-cell office:value-type="float" office:value="1.01856" calcext:value-type="float">
            <text:p>1.01856</text:p>
          </table:table-cell>
          <table:table-cell office:value-type="float" office:value="-2.28256" calcext:value-type="float">
            <text:p>-2.28256</text:p>
          </table:table-cell>
          <table:table-cell office:value-type="float" office:value="-3.73064" calcext:value-type="float">
            <text:p>-3.73064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0.55708" calcext:value-type="float">
            <text:p>0.55708</text:p>
          </table:table-cell>
          <table:table-cell office:value-type="float" office:value="-0.122063" calcext:value-type="float">
            <text:p>-0.122063</text:p>
          </table:table-cell>
          <table:table-cell office:value-type="float" office:value="30.8012" calcext:value-type="float">
            <text:p>30.8012</text:p>
          </table:table-cell>
          <table:table-cell office:value-type="float" office:value="1.37659" calcext:value-type="float">
            <text:p>1.37659</text:p>
          </table:table-cell>
          <table:table-cell office:value-type="float" office:value="0.774225" calcext:value-type="float">
            <text:p>0.774225</text:p>
          </table:table-cell>
          <table:table-cell office:value-type="float" office:value="-0.384" calcext:value-type="float">
            <text:p>-0.384</text:p>
          </table:table-cell>
          <table:table-cell office:value-type="float" office:value="0.900115" calcext:value-type="float">
            <text:p>0.900115</text:p>
          </table:table-cell>
          <table:table-cell office:value-type="float" office:value="-2.44805" calcext:value-type="float">
            <text:p>-2.44805</text:p>
          </table:table-cell>
          <table:table-cell office:value-type="float" office:value="-2.85001" calcext:value-type="float">
            <text:p>-2.85001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5504" calcext:value-type="float">
            <text:p>0.5504</text:p>
          </table:table-cell>
          <table:table-cell office:value-type="float" office:value="-0.144" calcext:value-type="float">
            <text:p>-0.144</text:p>
          </table:table-cell>
          <table:table-cell office:value-type="float" office:value="31.555" calcext:value-type="float">
            <text:p>31.555</text:p>
          </table:table-cell>
          <table:table-cell office:value-type="float" office:value="1.41472" calcext:value-type="float">
            <text:p>1.41472</text:p>
          </table:table-cell>
          <table:table-cell office:value-type="float" office:value="0.7488" calcext:value-type="float">
            <text:p>0.7488</text:p>
          </table:table-cell>
          <table:table-cell office:value-type="float" office:value="-0.636" calcext:value-type="float">
            <text:p>-0.636</text:p>
          </table:table-cell>
          <table:table-cell office:value-type="float" office:value="0.774591" calcext:value-type="float">
            <text:p>0.774591</text:p>
          </table:table-cell>
          <table:table-cell office:value-type="float" office:value="-2.56354" calcext:value-type="float">
            <text:p>-2.56354</text:p>
          </table:table-cell>
          <table:table-cell office:value-type="float" office:value="-1.72788" calcext:value-type="float">
            <text:p>-1.72788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0.542798" calcext:value-type="float">
            <text:p>0.542798</text:p>
          </table:table-cell>
          <table:table-cell office:value-type="float" office:value="-0.158813" calcext:value-type="float">
            <text:p>-0.158813</text:p>
          </table:table-cell>
          <table:table-cell office:value-type="float" office:value="32.3237" calcext:value-type="float">
            <text:p>32.3237</text:p>
          </table:table-cell>
          <table:table-cell office:value-type="float" office:value="1.45125" calcext:value-type="float">
            <text:p>1.45125</text:p>
          </table:table-cell>
          <table:table-cell office:value-type="float" office:value="0.710325" calcext:value-type="float">
            <text:p>0.710325</text:p>
          </table:table-cell>
          <table:table-cell office:value-type="float" office:value="-0.906" calcext:value-type="float">
            <text:p>-0.906</text:p>
          </table:table-cell>
          <table:table-cell office:value-type="float" office:value="0.644802" calcext:value-type="float">
            <text:p>0.644802</text:p>
          </table:table-cell>
          <table:table-cell office:value-type="float" office:value="-2.61652" calcext:value-type="float">
            <text:p>-2.61652</text:p>
          </table:table-cell>
          <table:table-cell office:value-type="float" office:value="-0.346557" calcext:value-type="float">
            <text:p>-0.346557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53465" calcext:value-type="float">
            <text:p>0.53465</text:p>
          </table:table-cell>
          <table:table-cell office:value-type="float" office:value="-0.16575" calcext:value-type="float">
            <text:p>-0.16575</text:p>
          </table:table-cell>
          <table:table-cell office:value-type="float" office:value="33.1075" calcext:value-type="float">
            <text:p>33.1075</text:p>
          </table:table-cell>
          <table:table-cell office:value-type="float" office:value="1.48552" calcext:value-type="float">
            <text:p>1.48552</text:p>
          </table:table-cell>
          <table:table-cell office:value-type="float" office:value="0.6579" calcext:value-type="float">
            <text:p>0.6579</text:p>
          </table:table-cell>
          <table:table-cell office:value-type="float" office:value="-1.194" calcext:value-type="float">
            <text:p>-1.194</text:p>
          </table:table-cell>
          <table:table-cell office:value-type="float" office:value="0.514204" calcext:value-type="float">
            <text:p>0.514204</text:p>
          </table:table-cell>
          <table:table-cell office:value-type="float" office:value="-2.59358" calcext:value-type="float">
            <text:p>-2.59358</text:p>
          </table:table-cell>
          <table:table-cell office:value-type="float" office:value="1.31161" calcext:value-type="float">
            <text:p>1.31161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0.526367" calcext:value-type="float">
            <text:p>0.526367</text:p>
          </table:table-cell>
          <table:table-cell office:value-type="float" office:value="-0.164062" calcext:value-type="float">
            <text:p>-0.164062</text:p>
          </table:table-cell>
          <table:table-cell office:value-type="float" office:value="33.9062" calcext:value-type="float">
            <text:p>33.9062</text:p>
          </table:table-cell>
          <table:table-cell office:value-type="float" office:value="1.5168" calcext:value-type="float">
            <text:p>1.5168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-1.5" calcext:value-type="float">
            <text:p>-1.5</text:p>
          </table:table-cell>
          <table:table-cell office:value-type="float" office:value="0.386947" calcext:value-type="float">
            <text:p>0.386947</text:p>
          </table:table-cell>
          <table:table-cell office:value-type="float" office:value="-2.48045" calcext:value-type="float">
            <text:p>-2.48045</text:p>
          </table:table-cell>
          <table:table-cell office:value-type="float" office:value="3.26431" calcext:value-type="float">
            <text:p>3.26431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5184" calcext:value-type="float">
            <text:p>0.5184</text:p>
          </table:table-cell>
          <table:table-cell office:value-type="float" office:value="-0.153" calcext:value-type="float">
            <text:p>-0.153</text:p>
          </table:table-cell>
          <table:table-cell office:value-type="float" office:value="34.72" calcext:value-type="float">
            <text:p>34.72</text:p>
          </table:table-cell>
          <table:table-cell office:value-type="float" office:value="1.54432" calcext:value-type="float">
            <text:p>1.54432</text:p>
          </table:table-cell>
          <table:table-cell office:value-type="float" office:value="0.5076" calcext:value-type="float">
            <text:p>0.5076</text:p>
          </table:table-cell>
          <table:table-cell office:value-type="float" office:value="-1.824" calcext:value-type="float">
            <text:p>-1.824</text:p>
          </table:table-cell>
          <table:table-cell office:value-type="float" office:value="0.267915" calcext:value-type="float">
            <text:p>0.267915</text:p>
          </table:table-cell>
          <table:table-cell office:value-type="float" office:value="-2.26195" calcext:value-type="float">
            <text:p>-2.26195</text:p>
          </table:table-cell>
          <table:table-cell office:value-type="float" office:value="5.5292" calcext:value-type="float">
            <text:p>5.5292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0.511236" calcext:value-type="float">
            <text:p>0.511236</text:p>
          </table:table-cell>
          <table:table-cell office:value-type="float" office:value="-0.131813" calcext:value-type="float">
            <text:p>-0.131813</text:p>
          </table:table-cell>
          <table:table-cell office:value-type="float" office:value="35.5487" calcext:value-type="float">
            <text:p>35.5487</text:p>
          </table:table-cell>
          <table:table-cell office:value-type="float" office:value="1.56728" calcext:value-type="float">
            <text:p>1.56728</text:p>
          </table:table-cell>
          <table:table-cell office:value-type="float" office:value="0.407925" calcext:value-type="float">
            <text:p>0.407925</text:p>
          </table:table-cell>
          <table:table-cell office:value-type="float" office:value="-2.166" calcext:value-type="float">
            <text:p>-2.166</text:p>
          </table:table-cell>
          <table:table-cell office:value-type="float" office:value="0.162775" calcext:value-type="float">
            <text:p>0.162775</text:p>
          </table:table-cell>
          <table:table-cell office:value-type="float" office:value="-1.92203" calcext:value-type="float">
            <text:p>-1.92203</text:p>
          </table:table-cell>
          <table:table-cell office:value-type="float" office:value="8.12396" calcext:value-type="float">
            <text:p>8.12396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5054" calcext:value-type="float">
            <text:p>0.5054</text:p>
          </table:table-cell>
          <table:table-cell office:value-type="float" office:value="-0.09975" calcext:value-type="float">
            <text:p>-0.09975</text:p>
          </table:table-cell>
          <table:table-cell office:value-type="float" office:value="36.3925" calcext:value-type="float">
            <text:p>36.3925</text:p>
          </table:table-cell>
          <table:table-cell office:value-type="float" office:value="1.58482" calcext:value-type="float">
            <text:p>1.58482</text:p>
          </table:table-cell>
          <table:table-cell office:value-type="float" office:value="0.2907" calcext:value-type="float">
            <text:p>0.2907</text:p>
          </table:table-cell>
          <table:table-cell office:value-type="float" office:value="-2.526" calcext:value-type="float">
            <text:p>-2.526</text:p>
          </table:table-cell>
          <table:table-cell office:value-type="float" office:value="0.0780175" calcext:value-type="float">
            <text:p>0.0780175</text:p>
          </table:table-cell>
          <table:table-cell office:value-type="float" office:value="-1.44376" calcext:value-type="float">
            <text:p>-1.44376</text:p>
          </table:table-cell>
          <table:table-cell office:value-type="float" office:value="11.0663" calcext:value-type="float">
            <text:p>11.0663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0.501455" calcext:value-type="float">
            <text:p>0.501455</text:p>
          </table:table-cell>
          <table:table-cell office:value-type="float" office:value="-0.0560625" calcext:value-type="float">
            <text:p>-0.0560625</text:p>
          </table:table-cell>
          <table:table-cell office:value-type="float" office:value="37.2512" calcext:value-type="float">
            <text:p>37.2512</text:p>
          </table:table-cell>
          <table:table-cell office:value-type="float" office:value="1.59604" calcext:value-type="float">
            <text:p>1.59604</text:p>
          </table:table-cell>
          <table:table-cell office:value-type="float" office:value="0.155025" calcext:value-type="float">
            <text:p>0.155025</text:p>
          </table:table-cell>
          <table:table-cell office:value-type="float" office:value="-2.904" calcext:value-type="float">
            <text:p>-2.904</text:p>
          </table:table-cell>
          <table:table-cell office:value-type="float" office:value="0.0210017" calcext:value-type="float">
            <text:p>0.0210017</text:p>
          </table:table-cell>
          <table:table-cell office:value-type="float" office:value="-0.809316" calcext:value-type="float">
            <text:p>-0.809316</text:p>
          </table:table-cell>
          <table:table-cell office:value-type="float" office:value="14.3738" calcext:value-type="float">
            <text:p>14.37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style-name="ce1" office:value-type="float" office:value="0.0000000000000284217" calcext:value-type="float">
            <text:p>2.84E-14</text:p>
          </table:table-cell>
          <table:table-cell office:value-type="float" office:value="38.125" calcext:value-type="float">
            <text:p>38.125</text:p>
          </table:table-cell>
          <table:table-cell office:value-type="float" office:value="1.6" calcext:value-type="float">
            <text:p>1.6</text:p>
          </table:table-cell>
          <table:table-cell table:style-name="ce1" office:value-type="float" office:value="0.0000000000000284217" calcext:value-type="float">
            <text:p>2.84E-14</text:p>
          </table:table-cell>
          <table:table-cell office:value-type="float" office:value="-3.3" calcext:value-type="float">
            <text:p>-3.3</text:p>
          </table:table-cell>
          <table:table-cell table:style-name="ce1" office:value-type="float" office:value="0.00000000000227374" calcext:value-type="float">
            <text:p>2.27E-12</text:p>
          </table:table-cell>
          <table:table-cell table:style-name="ce1" office:value-type="float" office:value="-0.00000000000136424" calcext:value-type="float">
            <text:p>-1.36E-12</text:p>
          </table:table-cell>
          <table:table-cell office:value-type="float" office:value="18.0642" calcext:value-type="float">
            <text:p>18.0642</text:p>
          </table:table-cell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0.499768" calcext:value-type="float">
            <text:p>0.499768</text:p>
          </table:table-cell>
          <table:table-cell office:value-type="float" office:value="-0.00925781" calcext:value-type="float">
            <text:p>-0.00925781</text:p>
          </table:table-cell>
          <table:table-cell office:value-type="float" office:value="-0.182813" calcext:value-type="float">
            <text:p>-0.182813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499078" calcext:value-type="float">
            <text:p>0.499078</text:p>
          </table:table-cell>
          <table:table-cell office:value-type="float" office:value="-0.0182812" calcext:value-type="float">
            <text:p>-0.0182812</text:p>
          </table:table-cell>
          <table:table-cell office:value-type="float" office:value="-0.178125" calcext:value-type="float">
            <text:p>-0.1781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0.497943" calcext:value-type="float">
            <text:p>0.497943</text:p>
          </table:table-cell>
          <table:table-cell office:value-type="float" office:value="-0.0270703" calcext:value-type="float">
            <text:p>-0.0270703</text:p>
          </table:table-cell>
          <table:table-cell office:value-type="float" office:value="-0.173438" calcext:value-type="float">
            <text:p>-0.173438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496375" calcext:value-type="float">
            <text:p>0.496375</text:p>
          </table:table-cell>
          <table:table-cell office:value-type="float" office:value="-0.035625" calcext:value-type="float">
            <text:p>-0.035625</text:p>
          </table:table-cell>
          <table:table-cell office:value-type="float" office:value="-0.16875" calcext:value-type="float">
            <text:p>-0.168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0.494385" calcext:value-type="float">
            <text:p>0.494385</text:p>
          </table:table-cell>
          <table:table-cell office:value-type="float" office:value="-0.0439453" calcext:value-type="float">
            <text:p>-0.0439453</text:p>
          </table:table-cell>
          <table:table-cell office:value-type="float" office:value="-0.164063" calcext:value-type="float">
            <text:p>-0.164063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491984" calcext:value-type="float">
            <text:p>0.491984</text:p>
          </table:table-cell>
          <table:table-cell office:value-type="float" office:value="-0.0520312" calcext:value-type="float">
            <text:p>-0.0520312</text:p>
          </table:table-cell>
          <table:table-cell office:value-type="float" office:value="-0.159375" calcext:value-type="float">
            <text:p>-0.1593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0.489186" calcext:value-type="float">
            <text:p>0.489186</text:p>
          </table:table-cell>
          <table:table-cell office:value-type="float" office:value="-0.0598828" calcext:value-type="float">
            <text:p>-0.0598828</text:p>
          </table:table-cell>
          <table:table-cell office:value-type="float" office:value="-0.154688" calcext:value-type="float">
            <text:p>-0.154688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486" calcext:value-type="float">
            <text:p>0.486</text:p>
          </table:table-cell>
          <table:table-cell office:value-type="float" office:value="-0.0675" calcext:value-type="float">
            <text:p>-0.0675</text:p>
          </table:table-cell>
          <table:table-cell office:value-type="float" office:value="-0.15" calcext:value-type="float">
            <text:p>-0.1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0.482439" calcext:value-type="float">
            <text:p>0.482439</text:p>
          </table:table-cell>
          <table:table-cell office:value-type="float" office:value="-0.0748828" calcext:value-type="float">
            <text:p>-0.0748828</text:p>
          </table:table-cell>
          <table:table-cell office:value-type="float" office:value="-0.145313" calcext:value-type="float">
            <text:p>-0.145313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478516" calcext:value-type="float">
            <text:p>0.478516</text:p>
          </table:table-cell>
          <table:table-cell office:value-type="float" office:value="-0.0820312" calcext:value-type="float">
            <text:p>-0.0820312</text:p>
          </table:table-cell>
          <table:table-cell office:value-type="float" office:value="-0.140625" calcext:value-type="float">
            <text:p>-0.1406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0.47424" calcext:value-type="float">
            <text:p>0.47424</text:p>
          </table:table-cell>
          <table:table-cell office:value-type="float" office:value="-0.0889453" calcext:value-type="float">
            <text:p>-0.0889453</text:p>
          </table:table-cell>
          <table:table-cell office:value-type="float" office:value="-0.135938" calcext:value-type="float">
            <text:p>-0.135938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469625" calcext:value-type="float">
            <text:p>0.469625</text:p>
          </table:table-cell>
          <table:table-cell office:value-type="float" office:value="-0.095625" calcext:value-type="float">
            <text:p>-0.095625</text:p>
          </table:table-cell>
          <table:table-cell office:value-type="float" office:value="-0.13125" calcext:value-type="float">
            <text:p>-0.131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0.464682" calcext:value-type="float">
            <text:p>0.464682</text:p>
          </table:table-cell>
          <table:table-cell office:value-type="float" office:value="-0.10207" calcext:value-type="float">
            <text:p>-0.10207</text:p>
          </table:table-cell>
          <table:table-cell office:value-type="float" office:value="-0.126563" calcext:value-type="float">
            <text:p>-0.126563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459422" calcext:value-type="float">
            <text:p>0.459422</text:p>
          </table:table-cell>
          <table:table-cell office:value-type="float" office:value="-0.108281" calcext:value-type="float">
            <text:p>-0.108281</text:p>
          </table:table-cell>
          <table:table-cell office:value-type="float" office:value="-0.121875" calcext:value-type="float">
            <text:p>-0.1218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0.453857" calcext:value-type="float">
            <text:p>0.453857</text:p>
          </table:table-cell>
          <table:table-cell office:value-type="float" office:value="-0.114258" calcext:value-type="float">
            <text:p>-0.114258</text:p>
          </table:table-cell>
          <table:table-cell office:value-type="float" office:value="-0.117188" calcext:value-type="float">
            <text:p>-0.117188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448" calcext:value-type="float">
            <text:p>0.448</text:p>
          </table:table-cell>
          <table:table-cell office:value-type="float" office:value="-0.12" calcext:value-type="float">
            <text:p>-0.12</text:p>
          </table:table-cell>
          <table:table-cell office:value-type="float" office:value="-0.1125" calcext:value-type="float">
            <text:p>-0.11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0.441861" calcext:value-type="float">
            <text:p>0.441861</text:p>
          </table:table-cell>
          <table:table-cell office:value-type="float" office:value="-0.125508" calcext:value-type="float">
            <text:p>-0.125508</text:p>
          </table:table-cell>
          <table:table-cell office:value-type="float" office:value="-0.107813" calcext:value-type="float">
            <text:p>-0.107813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435453" calcext:value-type="float">
            <text:p>0.435453</text:p>
          </table:table-cell>
          <table:table-cell office:value-type="float" office:value="-0.130781" calcext:value-type="float">
            <text:p>-0.130781</text:p>
          </table:table-cell>
          <table:table-cell office:value-type="float" office:value="-0.103125" calcext:value-type="float">
            <text:p>-0.1031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0.428787" calcext:value-type="float">
            <text:p>0.428787</text:p>
          </table:table-cell>
          <table:table-cell office:value-type="float" office:value="-0.13582" calcext:value-type="float">
            <text:p>-0.13582</text:p>
          </table:table-cell>
          <table:table-cell office:value-type="float" office:value="-0.0984375" calcext:value-type="float">
            <text:p>-0.09843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-0.140625" calcext:value-type="float">
            <text:p>-0.140625</text:p>
          </table:table-cell>
          <table:table-cell office:value-type="float" office:value="-0.09375" calcext:value-type="float">
            <text:p>-0.093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0.414729" calcext:value-type="float">
            <text:p>0.414729</text:p>
          </table:table-cell>
          <table:table-cell office:value-type="float" office:value="-0.145195" calcext:value-type="float">
            <text:p>-0.145195</text:p>
          </table:table-cell>
          <table:table-cell office:value-type="float" office:value="-0.0890625" calcext:value-type="float">
            <text:p>-0.08906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407359" calcext:value-type="float">
            <text:p>0.407359</text:p>
          </table:table-cell>
          <table:table-cell office:value-type="float" office:value="-0.149531" calcext:value-type="float">
            <text:p>-0.149531</text:p>
          </table:table-cell>
          <table:table-cell office:value-type="float" office:value="-0.084375" calcext:value-type="float">
            <text:p>-0.0843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0.399779" calcext:value-type="float">
            <text:p>0.399779</text:p>
          </table:table-cell>
          <table:table-cell office:value-type="float" office:value="-0.153633" calcext:value-type="float">
            <text:p>-0.153633</text:p>
          </table:table-cell>
          <table:table-cell office:value-type="float" office:value="-0.0796875" calcext:value-type="float">
            <text:p>-0.07968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392" calcext:value-type="float">
            <text:p>0.392</text:p>
          </table:table-cell>
          <table:table-cell office:value-type="float" office:value="-0.1575" calcext:value-type="float">
            <text:p>-0.1575</text:p>
          </table:table-cell>
          <table:table-cell office:value-type="float" office:value="-0.075" calcext:value-type="float">
            <text:p>-0.0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0.384033" calcext:value-type="float">
            <text:p>0.384033</text:p>
          </table:table-cell>
          <table:table-cell office:value-type="float" office:value="-0.161133" calcext:value-type="float">
            <text:p>-0.161133</text:p>
          </table:table-cell>
          <table:table-cell office:value-type="float" office:value="-0.0703125" calcext:value-type="float">
            <text:p>-0.07031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375891" calcext:value-type="float">
            <text:p>0.375891</text:p>
          </table:table-cell>
          <table:table-cell office:value-type="float" office:value="-0.164531" calcext:value-type="float">
            <text:p>-0.164531</text:p>
          </table:table-cell>
          <table:table-cell office:value-type="float" office:value="-0.065625" calcext:value-type="float">
            <text:p>-0.0656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0.367584" calcext:value-type="float">
            <text:p>0.367584</text:p>
          </table:table-cell>
          <table:table-cell office:value-type="float" office:value="-0.167695" calcext:value-type="float">
            <text:p>-0.167695</text:p>
          </table:table-cell>
          <table:table-cell office:value-type="float" office:value="-0.0609375" calcext:value-type="float">
            <text:p>-0.06093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359125" calcext:value-type="float">
            <text:p>0.359125</text:p>
          </table:table-cell>
          <table:table-cell office:value-type="float" office:value="-0.170625" calcext:value-type="float">
            <text:p>-0.170625</text:p>
          </table:table-cell>
          <table:table-cell office:value-type="float" office:value="-0.05625" calcext:value-type="float">
            <text:p>-0.056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0.350525" calcext:value-type="float">
            <text:p>0.350525</text:p>
          </table:table-cell>
          <table:table-cell office:value-type="float" office:value="-0.17332" calcext:value-type="float">
            <text:p>-0.17332</text:p>
          </table:table-cell>
          <table:table-cell office:value-type="float" office:value="-0.0515625" calcext:value-type="float">
            <text:p>-0.05156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341797" calcext:value-type="float">
            <text:p>0.341797</text:p>
          </table:table-cell>
          <table:table-cell office:value-type="float" office:value="-0.175781" calcext:value-type="float">
            <text:p>-0.175781</text:p>
          </table:table-cell>
          <table:table-cell office:value-type="float" office:value="-0.046875" calcext:value-type="float">
            <text:p>-0.0468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0.332951" calcext:value-type="float">
            <text:p>0.332951</text:p>
          </table:table-cell>
          <table:table-cell office:value-type="float" office:value="-0.178008" calcext:value-type="float">
            <text:p>-0.178008</text:p>
          </table:table-cell>
          <table:table-cell office:value-type="float" office:value="-0.0421875" calcext:value-type="float">
            <text:p>-0.04218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324" calcext:value-type="float">
            <text:p>0.324</text:p>
          </table:table-cell>
          <table:table-cell office:value-type="float" office:value="-0.18" calcext:value-type="float">
            <text:p>-0.18</text:p>
          </table:table-cell>
          <table:table-cell office:value-type="float" office:value="-0.0375" calcext:value-type="float">
            <text:p>-0.03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0.314955" calcext:value-type="float">
            <text:p>0.314955</text:p>
          </table:table-cell>
          <table:table-cell office:value-type="float" office:value="-0.181758" calcext:value-type="float">
            <text:p>-0.181758</text:p>
          </table:table-cell>
          <table:table-cell office:value-type="float" office:value="-0.0328125" calcext:value-type="float">
            <text:p>-0.03281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305828" calcext:value-type="float">
            <text:p>0.305828</text:p>
          </table:table-cell>
          <table:table-cell office:value-type="float" office:value="-0.183281" calcext:value-type="float">
            <text:p>-0.183281</text:p>
          </table:table-cell>
          <table:table-cell office:value-type="float" office:value="-0.028125" calcext:value-type="float">
            <text:p>-0.0281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0.296631" calcext:value-type="float">
            <text:p>0.296631</text:p>
          </table:table-cell>
          <table:table-cell office:value-type="float" office:value="-0.18457" calcext:value-type="float">
            <text:p>-0.18457</text:p>
          </table:table-cell>
          <table:table-cell office:value-type="float" office:value="-0.0234375" calcext:value-type="float">
            <text:p>-0.02343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287375" calcext:value-type="float">
            <text:p>0.287375</text:p>
          </table:table-cell>
          <table:table-cell office:value-type="float" office:value="-0.185625" calcext:value-type="float">
            <text:p>-0.185625</text:p>
          </table:table-cell>
          <table:table-cell office:value-type="float" office:value="-0.01875" calcext:value-type="float">
            <text:p>-0.018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0.278072" calcext:value-type="float">
            <text:p>0.278072</text:p>
          </table:table-cell>
          <table:table-cell office:value-type="float" office:value="-0.186445" calcext:value-type="float">
            <text:p>-0.186445</text:p>
          </table:table-cell>
          <table:table-cell office:value-type="float" office:value="-0.0140625" calcext:value-type="float">
            <text:p>-0.01406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268734" calcext:value-type="float">
            <text:p>0.268734</text:p>
          </table:table-cell>
          <table:table-cell office:value-type="float" office:value="-0.187031" calcext:value-type="float">
            <text:p>-0.187031</text:p>
          </table:table-cell>
          <table:table-cell office:value-type="float" office:value="-0.009375" calcext:value-type="float">
            <text:p>-0.0093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0.259373" calcext:value-type="float">
            <text:p>0.259373</text:p>
          </table:table-cell>
          <table:table-cell office:value-type="float" office:value="-0.187383" calcext:value-type="float">
            <text:p>-0.187383</text:p>
          </table:table-cell>
          <table:table-cell office:value-type="float" office:value="-0.0046875" calcext:value-type="float">
            <text:p>-0.00468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-0.1875" calcext:value-type="float">
            <text:p>-0.1875</text:p>
          </table:table-cell>
          <table:table-cell table:style-name="ce1" office:value-type="float" office:value="-1.55431E-015" calcext:value-type="float">
            <text:p>-1.55E-1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0.240627" calcext:value-type="float">
            <text:p>0.240627</text:p>
          </table:table-cell>
          <table:table-cell office:value-type="float" office:value="-0.187383" calcext:value-type="float">
            <text:p>-0.187383</text:p>
          </table:table-cell>
          <table:table-cell office:value-type="float" office:value="0.0046875" calcext:value-type="float">
            <text:p>0.00468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231266" calcext:value-type="float">
            <text:p>0.231266</text:p>
          </table:table-cell>
          <table:table-cell office:value-type="float" office:value="-0.187031" calcext:value-type="float">
            <text:p>-0.187031</text:p>
          </table:table-cell>
          <table:table-cell office:value-type="float" office:value="0.009375" calcext:value-type="float">
            <text:p>0.0093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0.221928" calcext:value-type="float">
            <text:p>0.221928</text:p>
          </table:table-cell>
          <table:table-cell office:value-type="float" office:value="-0.186445" calcext:value-type="float">
            <text:p>-0.186445</text:p>
          </table:table-cell>
          <table:table-cell office:value-type="float" office:value="0.0140625" calcext:value-type="float">
            <text:p>0.01406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212625" calcext:value-type="float">
            <text:p>0.212625</text:p>
          </table:table-cell>
          <table:table-cell office:value-type="float" office:value="-0.185625" calcext:value-type="float">
            <text:p>-0.185625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0.203369" calcext:value-type="float">
            <text:p>0.203369</text:p>
          </table:table-cell>
          <table:table-cell office:value-type="float" office:value="-0.18457" calcext:value-type="float">
            <text:p>-0.18457</text:p>
          </table:table-cell>
          <table:table-cell office:value-type="float" office:value="0.0234375" calcext:value-type="float">
            <text:p>0.02343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194172" calcext:value-type="float">
            <text:p>0.194172</text:p>
          </table:table-cell>
          <table:table-cell office:value-type="float" office:value="-0.183281" calcext:value-type="float">
            <text:p>-0.183281</text:p>
          </table:table-cell>
          <table:table-cell office:value-type="float" office:value="0.028125" calcext:value-type="float">
            <text:p>0.0281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0.185045" calcext:value-type="float">
            <text:p>0.185045</text:p>
          </table:table-cell>
          <table:table-cell office:value-type="float" office:value="-0.181758" calcext:value-type="float">
            <text:p>-0.181758</text:p>
          </table:table-cell>
          <table:table-cell office:value-type="float" office:value="0.0328125" calcext:value-type="float">
            <text:p>0.03281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176" calcext:value-type="float">
            <text:p>0.176</text:p>
          </table:table-cell>
          <table:table-cell office:value-type="float" office:value="-0.18" calcext:value-type="float">
            <text:p>-0.18</text:p>
          </table:table-cell>
          <table:table-cell office:value-type="float" office:value="0.0375" calcext:value-type="float">
            <text:p>0.03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0.167049" calcext:value-type="float">
            <text:p>0.167049</text:p>
          </table:table-cell>
          <table:table-cell office:value-type="float" office:value="-0.178008" calcext:value-type="float">
            <text:p>-0.178008</text:p>
          </table:table-cell>
          <table:table-cell office:value-type="float" office:value="0.0421875" calcext:value-type="float">
            <text:p>0.04218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158203" calcext:value-type="float">
            <text:p>0.158203</text:p>
          </table:table-cell>
          <table:table-cell office:value-type="float" office:value="-0.175781" calcext:value-type="float">
            <text:p>-0.17578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0.149475" calcext:value-type="float">
            <text:p>0.149475</text:p>
          </table:table-cell>
          <table:table-cell office:value-type="float" office:value="-0.17332" calcext:value-type="float">
            <text:p>-0.17332</text:p>
          </table:table-cell>
          <table:table-cell office:value-type="float" office:value="0.0515625" calcext:value-type="float">
            <text:p>0.05156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140875" calcext:value-type="float">
            <text:p>0.140875</text:p>
          </table:table-cell>
          <table:table-cell office:value-type="float" office:value="-0.170625" calcext:value-type="float">
            <text:p>-0.170625</text:p>
          </table:table-cell>
          <table:table-cell office:value-type="float" office:value="0.05625" calcext:value-type="float">
            <text:p>0.056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0.132416" calcext:value-type="float">
            <text:p>0.132416</text:p>
          </table:table-cell>
          <table:table-cell office:value-type="float" office:value="-0.167695" calcext:value-type="float">
            <text:p>-0.167695</text:p>
          </table:table-cell>
          <table:table-cell office:value-type="float" office:value="0.0609375" calcext:value-type="float">
            <text:p>0.06093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.124109" calcext:value-type="float">
            <text:p>0.124109</text:p>
          </table:table-cell>
          <table:table-cell office:value-type="float" office:value="-0.164531" calcext:value-type="float">
            <text:p>-0.164531</text:p>
          </table:table-cell>
          <table:table-cell office:value-type="float" office:value="0.065625" calcext:value-type="float">
            <text:p>0.0656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0.115967" calcext:value-type="float">
            <text:p>0.115967</text:p>
          </table:table-cell>
          <table:table-cell office:value-type="float" office:value="-0.161133" calcext:value-type="float">
            <text:p>-0.161133</text:p>
          </table:table-cell>
          <table:table-cell office:value-type="float" office:value="0.0703125" calcext:value-type="float">
            <text:p>0.07031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108" calcext:value-type="float">
            <text:p>0.108</text:p>
          </table:table-cell>
          <table:table-cell office:value-type="float" office:value="-0.1575" calcext:value-type="float">
            <text:p>-0.1575</text:p>
          </table:table-cell>
          <table:table-cell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0.100221" calcext:value-type="float">
            <text:p>0.100221</text:p>
          </table:table-cell>
          <table:table-cell office:value-type="float" office:value="-0.153633" calcext:value-type="float">
            <text:p>-0.153633</text:p>
          </table:table-cell>
          <table:table-cell office:value-type="float" office:value="0.0796875" calcext:value-type="float">
            <text:p>0.07968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0926406" calcext:value-type="float">
            <text:p>0.0926406</text:p>
          </table:table-cell>
          <table:table-cell office:value-type="float" office:value="-0.149531" calcext:value-type="float">
            <text:p>-0.149531</text:p>
          </table:table-cell>
          <table:table-cell office:value-type="float" office:value="0.084375" calcext:value-type="float">
            <text:p>0.0843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0.0852715" calcext:value-type="float">
            <text:p>0.0852715</text:p>
          </table:table-cell>
          <table:table-cell office:value-type="float" office:value="-0.145195" calcext:value-type="float">
            <text:p>-0.145195</text:p>
          </table:table-cell>
          <table:table-cell office:value-type="float" office:value="0.0890625" calcext:value-type="float">
            <text:p>0.08906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-0.140625" calcext:value-type="float">
            <text:p>-0.140625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0.0712129" calcext:value-type="float">
            <text:p>0.0712129</text:p>
          </table:table-cell>
          <table:table-cell office:value-type="float" office:value="-0.13582" calcext:value-type="float">
            <text:p>-0.13582</text:p>
          </table:table-cell>
          <table:table-cell office:value-type="float" office:value="0.0984375" calcext:value-type="float">
            <text:p>0.09843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0645469" calcext:value-type="float">
            <text:p>0.0645469</text:p>
          </table:table-cell>
          <table:table-cell office:value-type="float" office:value="-0.130781" calcext:value-type="float">
            <text:p>-0.130781</text:p>
          </table:table-cell>
          <table:table-cell office:value-type="float" office:value="0.103125" calcext:value-type="float">
            <text:p>0.1031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0.0581387" calcext:value-type="float">
            <text:p>0.0581387</text:p>
          </table:table-cell>
          <table:table-cell office:value-type="float" office:value="-0.125508" calcext:value-type="float">
            <text:p>-0.125508</text:p>
          </table:table-cell>
          <table:table-cell office:value-type="float" office:value="0.107812" calcext:value-type="float">
            <text:p>0.107812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0.052" calcext:value-type="float">
            <text:p>0.052</text:p>
          </table:table-cell>
          <table:table-cell office:value-type="float" office:value="-0.12" calcext:value-type="float">
            <text:p>-0.12</text:p>
          </table:table-cell>
          <table:table-cell office:value-type="float" office:value="0.1125" calcext:value-type="float">
            <text:p>0.11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0.0461426" calcext:value-type="float">
            <text:p>0.0461426</text:p>
          </table:table-cell>
          <table:table-cell office:value-type="float" office:value="-0.114258" calcext:value-type="float">
            <text:p>-0.114258</text:p>
          </table:table-cell>
          <table:table-cell office:value-type="float" office:value="0.117187" calcext:value-type="float">
            <text:p>0.117187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0.0405781" calcext:value-type="float">
            <text:p>0.0405781</text:p>
          </table:table-cell>
          <table:table-cell office:value-type="float" office:value="-0.108281" calcext:value-type="float">
            <text:p>-0.108281</text:p>
          </table:table-cell>
          <table:table-cell office:value-type="float" office:value="0.121875" calcext:value-type="float">
            <text:p>0.1218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0.0353184" calcext:value-type="float">
            <text:p>0.0353184</text:p>
          </table:table-cell>
          <table:table-cell office:value-type="float" office:value="-0.10207" calcext:value-type="float">
            <text:p>-0.10207</text:p>
          </table:table-cell>
          <table:table-cell office:value-type="float" office:value="0.126562" calcext:value-type="float">
            <text:p>0.126562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-0.095625" calcext:value-type="float">
            <text:p>-0.095625</text:p>
          </table:table-cell>
          <table:table-cell office:value-type="float" office:value="0.13125" calcext:value-type="float">
            <text:p>0.131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0.0257598" calcext:value-type="float">
            <text:p>0.0257598</text:p>
          </table:table-cell>
          <table:table-cell office:value-type="float" office:value="-0.0889453" calcext:value-type="float">
            <text:p>-0.0889453</text:p>
          </table:table-cell>
          <table:table-cell office:value-type="float" office:value="0.135937" calcext:value-type="float">
            <text:p>0.135937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0214844" calcext:value-type="float">
            <text:p>0.0214844</text:p>
          </table:table-cell>
          <table:table-cell office:value-type="float" office:value="-0.0820313" calcext:value-type="float">
            <text:p>-0.0820313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0.0175605" calcext:value-type="float">
            <text:p>0.0175605</text:p>
          </table:table-cell>
          <table:table-cell office:value-type="float" office:value="-0.0748828" calcext:value-type="float">
            <text:p>-0.0748828</text:p>
          </table:table-cell>
          <table:table-cell office:value-type="float" office:value="0.145312" calcext:value-type="float">
            <text:p>0.145312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675" calcext:value-type="float">
            <text:p>-0.067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0.0108145" calcext:value-type="float">
            <text:p>0.0108145</text:p>
          </table:table-cell>
          <table:table-cell office:value-type="float" office:value="-0.0598828" calcext:value-type="float">
            <text:p>-0.0598828</text:p>
          </table:table-cell>
          <table:table-cell office:value-type="float" office:value="0.154687" calcext:value-type="float">
            <text:p>0.154687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0.00801563" calcext:value-type="float">
            <text:p>0.00801563</text:p>
          </table:table-cell>
          <table:table-cell office:value-type="float" office:value="-0.0520313" calcext:value-type="float">
            <text:p>-0.0520313</text:p>
          </table:table-cell>
          <table:table-cell office:value-type="float" office:value="0.159375" calcext:value-type="float">
            <text:p>0.1593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0.00561523" calcext:value-type="float">
            <text:p>0.00561523</text:p>
          </table:table-cell>
          <table:table-cell office:value-type="float" office:value="-0.0439453" calcext:value-type="float">
            <text:p>-0.0439453</text:p>
          </table:table-cell>
          <table:table-cell office:value-type="float" office:value="0.164062" calcext:value-type="float">
            <text:p>0.164062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0.003625" calcext:value-type="float">
            <text:p>0.003625</text:p>
          </table:table-cell>
          <table:table-cell office:value-type="float" office:value="-0.035625" calcext:value-type="float">
            <text:p>-0.035625</text:p>
          </table:table-cell>
          <table:table-cell office:value-type="float" office:value="0.16875" calcext:value-type="float">
            <text:p>0.168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0.00205664" calcext:value-type="float">
            <text:p>0.00205664</text:p>
          </table:table-cell>
          <table:table-cell office:value-type="float" office:value="-0.0270703" calcext:value-type="float">
            <text:p>-0.0270703</text:p>
          </table:table-cell>
          <table:table-cell office:value-type="float" office:value="0.173437" calcext:value-type="float">
            <text:p>0.173437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0.000921875" calcext:value-type="float">
            <text:p>0.000921875</text:p>
          </table:table-cell>
          <table:table-cell office:value-type="float" office:value="-0.0182813" calcext:value-type="float">
            <text:p>-0.0182813</text:p>
          </table:table-cell>
          <table:table-cell office:value-type="float" office:value="0.178125" calcext:value-type="float">
            <text:p>0.1781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0.000232422" calcext:value-type="float">
            <text:p>0.000232422</text:p>
          </table:table-cell>
          <table:table-cell office:value-type="float" office:value="-0.00925781" calcext:value-type="float">
            <text:p>-0.00925781</text:p>
          </table:table-cell>
          <table:table-cell office:value-type="float" office:value="0.182812" calcext:value-type="float">
            <text:p>0.182812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1.77636E-015" calcext:value-type="float">
            <text:p>1.78E-15</text:p>
          </table:table-cell>
          <table:table-cell table:style-name="ce1" office:value-type="float" office:value="-1.77636E-015" calcext:value-type="float">
            <text:p>-1.78E-1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23:25:18.667266199</meta:creation-date>
    <meta:editing-duration>PT1H38M12S</meta:editing-duration>
    <meta:editing-cycles>2</meta:editing-cycles>
    <meta:generator>LibreOffice/7.3.7.2$Linux_X86_64 LibreOffice_project/30$Build-2</meta:generator>
    <dc:date>2022-12-13T01:13:38.853770277</dc:date>
    <meta:document-statistic meta:table-count="1" meta:cell-count="1810" meta:object-count="0"/>
  </office:meta>
</office:document-meta>
</file>